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 style:list-style-name="L2">
      <style:text-properties style:font-name="Courier New"/>
    </style:style>
    <style:style style:name="P4" style:family="paragraph" style:parent-style-name="Standard" style:list-style-name="L3">
      <style:text-properties style:font-name="Courier New"/>
    </style:style>
    <style:style style:name="P5" style:family="paragraph" style:parent-style-name="Standard" style:list-style-name="L4">
      <style:paragraph-properties fo:margin-left="1.244cm" fo:margin-right="0cm" fo:text-indent="-0.026cm" style:auto-text-indent="false">
        <style:tab-stops/>
      </style:paragraph-properties>
      <style:text-properties style:font-name="Courier New"/>
    </style:style>
    <style:style style:name="P6" style:family="paragraph" style:parent-style-name="Standard" style:list-style-name="L4">
      <style:paragraph-properties fo:margin-left="1.693cm" fo:margin-right="0cm" fo:text-indent="-0.026cm" style:auto-text-indent="false">
        <style:tab-stops/>
      </style:paragraph-properties>
      <style:text-properties style:font-name="Courier New"/>
    </style:style>
    <style:style style:name="P7" style:family="paragraph" style:parent-style-name="Standard" style:list-style-name="L4">
      <style:paragraph-properties fo:margin-left="1.296cm" fo:margin-right="0cm" fo:text-indent="-0.026cm" style:auto-text-indent="false">
        <style:tab-stops/>
      </style:paragraph-properties>
      <style:text-properties style:font-name="Courier New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/>
    </style:style>
    <style:style style:name="P9" style:family="paragraph" style:parent-style-name="Standard" style:list-style-name="L4">
      <style:paragraph-properties fo:margin-left="2.249cm" fo:margin-right="0cm" fo:text-indent="0cm" style:auto-text-indent="false">
        <style:tab-stops/>
      </style:paragraph-properties>
      <style:text-properties style:font-name="Courier New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schreiben</text:p>
      <text:p text:style-name="P1"/>
      <text:p text:style-name="P1"/>
      <text:p text:style-name="P1">Anlagen</text:p>
      <text:p text:style-name="P1"/>
      <text:list xml:id="list36513129" text:style-name="L2">
        <text:list-item>
          <text:p text:style-name="P3">Lebenslauf</text:p>
        </text:list-item>
        <text:list-item>
          <text:p text:style-name="P3">Lichtbild</text:p>
        </text:list-item>
        <text:list-item>
          <text:p text:style-name="P3">Zeugnisse</text:p>
        </text:list-item>
      </text:list>
      <text:p text:style-name="P1"/>
      <text:p text:style-name="P1"/>
      <text:p text:style-name="P1">Bewerbungsschreiben</text:p>
      <text:p text:style-name="P1"/>
      <text:list xml:id="list36491269" text:style-name="L3">
        <text:list-item>
          <text:p text:style-name="P4">Vorarbeit</text:p>
          <text:list>
            <text:list-item>
              <text:p text:style-name="P4">Überlegen,</text:p>
              <text:list>
                <text:list-item>
                  <text:p text:style-name="P4">was von mir verlangt wird!</text:p>
                </text:list-item>
                <text:list-item>
                  <text:p text:style-name="P4">Was ich beherrsche!</text:p>
                </text:list-item>
              </text:list>
            </text:list-item>
            <text:list-item>
              <text:p text:style-name="P4">Erkundungen einholen,</text:p>
              <text:list>
                <text:list-item>
                  <text:p text:style-name="P4">über den Betrieb, bei dem ich mich bewerbe</text:p>
                </text:list-item>
                <text:list-item>
                  <text:p text:style-name="P4">über den, an den die Bewerbung gerichtet ist</text:p>
                </text:list-item>
              </text:list>
            </text:list-item>
          </text:list>
        </text:list-item>
        <text:list-item>
          <text:p text:style-name="P4">Sprache</text:p>
          <text:list>
            <text:list-item>
              <text:p text:style-name="P4">sachlich</text:p>
            </text:list-item>
          </text:list>
        </text:list-item>
        <text:list-item>
          <text:p text:style-name="P4">Besonderheiten</text:p>
          <text:list>
            <text:list-item>
              <text:p text:style-name="P4">auf gute äußerliche Gestaltung achten</text:p>
            </text:list-item>
            <text:list-item>
              <text:p text:style-name="P4">weißes unliniertes DinA4-Blatt</text:p>
            </text:list-item>
            <text:list-item>
              <text:p text:style-name="P4">Bewerbungsunterlagen vor dem Abschicken noch einmal auf Vollständigkeit überprüfen</text:p>
            </text:list-item>
          </text:list>
        </text:list-item>
        <text:list-item>
          <text:p text:style-name="P4">Aufbau</text:p>
        </text:list-item>
      </text:list>
      <text:list xml:id="list36525590" text:style-name="L4">
        <text:list-item>
          <text:p text:style-name="P5">Anschrift des Bewerbers</text:p>
        </text:list-item>
        <text:list-item>
          <text:p text:style-name="P5">Anschrift der Firma</text:p>
        </text:list-item>
        <text:list-item>
          <text:p text:style-name="P5">Bezug zum Stellenangebot in … von … </text:p>
        </text:list-item>
        <text:list-item>
          <text:p text:style-name="P5">Anrede</text:p>
        </text:list-item>
        <text:list-item>
          <text:p text:style-name="P5">Anlass der Bewerbung nennen</text:p>
        </text:list-item>
        <text:list-item>
          <text:p text:style-name="P5">besondere Eignung für die angebotene Stelle beschreiben</text:p>
          <text:list>
            <text:list-item>
              <text:p text:style-name="P6">aktuelle Tätigkeit</text:p>
            </text:list-item>
            <text:list-item>
              <text:p text:style-name="P6">Ausbildung</text:p>
            </text:list-item>
            <text:list-item>
              <text:p text:style-name="P6">Kenntnisse</text:p>
            </text:list-item>
            <text:list-item>
              <text:p text:style-name="P6">Fertigkeiten</text:p>
            </text:list-item>
            <text:list-item>
              <text:p text:style-name="P6">Erfahrungen</text:p>
            </text:list-item>
          </text:list>
        </text:list-item>
        <text:list-item>
          <text:p text:style-name="P7">Grund für Stellenwechsel (falls nicht schon unter 5 </text:p>
          <text:p text:style-name="P9">erwähnt)</text:p>
        </text:list-item>
        <text:list-item>
          <text:p text:style-name="P7">Entgeltforderungen (nur falls verlangt)</text:p>
        </text:list-item>
        <text:list-item>
          <text:p text:style-name="P7">gegebenenfalls Empfehlungen (Referenzen)</text:p>
        </text:list-item>
        <text:list-item>
          <text:p text:style-name="P7">möglicher Arbeitsbeginn</text:p>
        </text:list-item>
        <text:list-item>
          <text:p text:style-name="P7">Bitte um Vorstellungsgespräch</text:p>
        </text:list-item>
        <text:list-item>
          <text:p text:style-name="P7">Grußformel und Unterschrift</text:p>
        </text:list-item>
        <text:list-item>
          <text:p text:style-name="P7">Anlagen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9T16:36:07.11</meta:creation-date>
    <dc:date>2010-11-09T16:45:50.18</dc:date>
    <meta:editing-duration>PT9M43S</meta:editing-duration>
    <meta:editing-cycles>2</meta:editing-cycles>
    <meta:generator>LibreOffice/3.3$Win32 OpenOffice.org_project/330m9$Build-1</meta:generator>
    <meta:document-statistic meta:table-count="0" meta:image-count="0" meta:object-count="0" meta:page-count="1" meta:paragraph-count="39" meta:word-count="146" meta:character-count="941"/>
  </office:meta>
</office:document-meta>
</file>